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ameBasedMBeanInfoAssemblerMapped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Mapped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NameBasedMBeanInfoAssemblerMapped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MappedTests.getWithMapping(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MappedTests.assertNickName( MBeanAttributeInfo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ameBasedMBeanInfoAssemblerMappedTests.getWithMapping( String name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NameBasedMBeanInfoAssemblerMappedTests.testNickName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ameBasedMBeanInfoAssemblerMappedTests.testWithFall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NameBasedMBeanInfoAssemblerMapped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Mapped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Mapped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